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png" manifest:full-path="Pictures/100000000000032000000258EC8EC29B.png"/>
  <manifest:file-entry manifest:media-type="image/png" manifest:full-path="Pictures/1000000000000320000002581B42268A.png"/>
  <manifest:file-entry manifest:media-type="image/png" manifest:full-path="Pictures/100000000000032000000258217E47D0.png"/>
  <manifest:file-entry manifest:media-type="image/png" manifest:full-path="Pictures/100000000000032000000258931F8343.png"/>
  <manifest:file-entry manifest:media-type="image/png" manifest:full-path="Pictures/100000000000031A00000253E3C857B3.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paper-title">
      <style:graphic-properties draw:auto-grow-height="true" fo:min-height="3.506cm"/>
    </style:style>
    <style:style style:name="pr2" style:family="presentation" style:parent-style-name="lyt-paper-subtitle">
      <style:graphic-properties draw:fill-color="#ffffff" fo:min-height="12.179cm"/>
    </style:style>
    <style:style style:name="pr3" style:family="presentation" style:parent-style-name="lyt-paper-notes">
      <style:graphic-properties draw:fill-color="#ffffff" draw:auto-grow-height="true" fo:min-height="13.364cm"/>
    </style:style>
    <style:style style:name="pr4" style:family="presentation" style:parent-style-name="lyt-paper-title">
      <style:graphic-properties fo:min-height="3.506cm"/>
    </style:style>
    <style:style style:name="pr5" style:family="presentation" style:parent-style-name="lyt-paper-outline1">
      <style:graphic-properties fo:min-height="12.18cm"/>
    </style:style>
    <style:style style:name="pr6" style:family="presentation" style:parent-style-name="lyt-paper-notes">
      <style:graphic-properties draw:fill-color="#ffffff" fo:min-height="13.364cm"/>
    </style:style>
    <style:style style:name="pr7" style:family="presentation" style:parent-style-name="lyt-paper-outline1">
      <style:graphic-properties fo:min-height="11.929cm"/>
    </style:style>
    <style:style style:name="P1" style:family="paragraph">
      <style:text-properties fo:font-size="28.1000003814697pt"/>
    </style:style>
    <style:style style:name="P2" style:family="paragraph">
      <style:text-properties fo:font-size="26pt" style:font-size-asian="26pt" style:font-size-complex="26pt"/>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paper" presentation:presentation-page-layout-name="AL1T0">
        <draw:frame presentation:style-name="pr1" draw:layer="layout" svg:width="24cm" svg:height="3.506cm" svg:x="2cm" svg:y="1.637cm" presentation:class="title">
          <draw:text-box>
            <text:p>Kuka minä olen? @teelmo</text:p>
          </draw:text-box>
        </draw:frame>
        <draw:frame presentation:style-name="pr2" draw:layer="layout" svg:width="24.639cm" svg:height="12.179cm" svg:x="1.4cm" svg:y="4.914cm" presentation:class="subtitle" presentation:user-transformed="true">
          <draw:text-box>
            <text:p>Tietotekniikan diplomi-insinööri</text:p>
            <text:p/>
            <text:p>Hypermedian jatko-opiskelija</text:p>
            <text:p/>
            <text:p>Kiinnostunut datajournalismista</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paper" presentation:presentation-page-layout-name="AL2T1">
        <draw:frame presentation:style-name="pr4" draw:layer="layout" svg:width="24cm" svg:height="3.506cm" svg:x="2cm" svg:y="1.637cm" presentation:class="title">
          <draw:text-box>
            <text:p>Lyhyt historia</text:p>
          </draw:text-box>
        </draw:frame>
        <draw:frame presentation:style-name="pr5" draw:layer="layout" svg:width="23cm" svg:height="12.18cm" svg:x="2.5cm" svg:y="5.7cm" presentation:class="outline">
          <draw:text-box>
            <text:list text:style-name="L2">
              <text:list-item>
                <text:p>Vuonna 1999 ensimmäinen laajakaistayhteys kotiin. Nopeus 128kt/s.</text:p>
              </text:list-item>
              <text:list-item>
                <text:p>Vuonna 2009 Tampereen teknilliseen yliopiston <text:s/>Hypermedialaboratorioon tutkimusapulaiseksi</text:p>
              </text:list-item>
              <text:list-item>
                <text:p>Vuonna 2012 YLEen.</text:p>
                <text:list>
                  <text:list-item>
                    <text:p>Partahakemus?! Meemit, miten tavoitetaan isoja joukkoja. 60k lukukertaa, uutisointi kaikissa suurissa printtimedioissa.</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lyt-paper" presentation:presentation-page-layout-name="AL2T1">
        <draw:frame presentation:style-name="pr4" draw:layer="layout" svg:width="24cm" svg:height="3.506cm" svg:x="2cm" svg:y="1.637cm" presentation:class="title">
          <draw:text-box>
            <text:p>Miten minä näen maailman</text:p>
          </draw:text-box>
        </draw:frame>
        <draw:frame presentation:style-name="pr5" draw:layer="layout" svg:width="23cm" svg:height="12.18cm" svg:x="2.5cm" svg:y="5.7cm" presentation:class="outline">
          <draw:text-box>
            <text:list text:style-name="L2">
              <text:list-item>
                <text:p>Internet on nykyään kaikkialla, pikaviestimet, sosiaalinen media, perinteiset SMS jne. mobiililaitteet, tabletit, jne.</text:p>
              </text:list-item>
              <text:list-item>
                <text:p>Tieto kulkee täysin eri tavalla kuin esimerkiksi 10 vuotta sitten. Eletään täysin erilaisessa toimintaympärissä. </text:p>
              </text:list-item>
              <text:list-item>
                <text:p>Tieto leviää mutta tietoa kerätään myös valtavia määriä ja sitä on siten myös saatavilla.</text:p>
              </text:list-item>
            </text:list>
          </draw:text-box>
        </draw:frame>
        <presentation:notes draw:style-name="dp2">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lyt-paper" presentation:presentation-page-layout-name="AL2T1">
        <draw:frame presentation:style-name="pr1" draw:layer="layout" svg:width="24cm" svg:height="3.506cm" svg:x="2cm" svg:y="1.637cm" presentation:class="title">
          <draw:text-box>
            <text:p>Visuaalinen tarinan kerronta</text:p>
          </draw:text-box>
        </draw:frame>
        <draw:frame presentation:style-name="pr7" draw:layer="layout" svg:width="23cm" svg:height="12.18cm" svg:x="2.5cm" svg:y="5.7cm" presentation:class="outline">
          <draw:text-box>
            <text:list text:style-name="L2">
              <text:list-item>
                <text:p>Visualisointi itsessään ei ole journalismia, myös infografiikka täytyy erottaa tästä kontekstista. Datajournalismia on, että käytetään datalähteitä ATK:n keinoin selittämään jokin ilmiö journalistisesti. Data voi tukea sitä että löydetään journalistisia aiheita tai data voi olla tukena sille tiedolle jota halutaan journalistisesti esittää. Vrt. vaalidata → visualisoinnit kannatusluvuista ja vrt wikileaksdata. Voidaan dataa penkomalla ja sitä visualisoimalla löytää uusia näkökulmia ja sitä myötä journalismia.</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lyt-paper" presentation:presentation-page-layout-name="AL2T1">
        <draw:frame presentation:style-name="pr1" draw:layer="layout" svg:width="24cm" svg:height="3.506cm" svg:x="2cm" svg:y="1.637cm" presentation:class="title">
          <draw:text-box>
            <text:p>Datajournalismi, mitä se on?</text:p>
          </draw:text-box>
        </draw:frame>
        <draw:frame presentation:style-name="pr7" draw:layer="layout" svg:width="23cm" svg:height="12.18cm" svg:x="2.5cm" svg:y="5.7cm" presentation:class="outline">
          <draw:text-box>
            <text:list text:style-name="L2">
              <text:list-item>
                <text:p>Avoin data</text:p>
              </text:list-item>
              <text:list-item>
                <text:p>Yhteiskunnallinen vaikuttaminen</text:p>
              </text:list-item>
              <text:list-item>
                <text:p>Vaikeaa?</text:p>
              </text:list-item>
              <text:list-item>
                <text:p>Sen ei tarvitse olla eksaktia. Datajournalismia on hyvin paljon ohjannut insinöörimäinen ajattelutapa siitä että datajournalismin pitäisi tuottaa jonkinlaisia absoluuttisia vastauksia eksakteihin kysymyksiin. Datajournalismia voidaan käyttää myös tutkivassa journalismissa asioiden spekulointiin ja ehkä sitä kautta käyttää journalistisen työnohjaukseen.</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lyt-paper" presentation:presentation-page-layout-name="AL2T1">
        <draw:frame presentation:style-name="pr1" draw:layer="layout" svg:width="24cm" svg:height="3.506cm" svg:x="2cm" svg:y="1.637cm" presentation:class="title">
          <draw:text-box>
            <text:p>Mitä muualla?</text:p>
          </draw:text-box>
        </draw:frame>
        <draw:frame presentation:style-name="pr7" draw:layer="layout" svg:width="23cm" svg:height="12.18cm" svg:x="2.5cm" svg:y="5.7cm" presentation:class="outline">
          <draw:text-box>
            <text:list text:style-name="L2">
              <text:list-item>
                <text:p>Norja</text:p>
              </text:list-item>
              <text:list-item>
                <text:p>NY Times</text:p>
              </text:list-item>
              <text:list-item>
                <text:p>BBC</text:p>
              </text:list-item>
              <text:list-item>
                <text:p>Datadrivenjournalism</text:p>
              </text:list-item>
              <text:list-item>
                <text:p>Wikileaks</text:p>
              </text:list-item>
              <text:list-item>
                <text:p>Kylänpaikallislehti Helsingin sanomat vie asioita nopeimmin eteenpäin.</text:p>
              </text:list-item>
              <text:list-item>
                <text:p>Muut TV-mediatalot eivät näyttäisi tekevät asian suhteen juuri mitään. Ainakaan he eivät tee sitä avoimuuden hengessä joka on ainakin mielestäni yksi datajournalismin kantavia ajatuksia. Käsitelty data tulee olla sillä tavalla läpinäkyvää, että siitä tehdyt johtopäätökset voidaan todentaa ja kyseenalaistaa.</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lyt-paper" presentation:presentation-page-layout-name="AL2T1">
        <draw:frame presentation:style-name="pr1" draw:layer="layout" svg:width="24cm" svg:height="3.506cm" svg:x="2cm" svg:y="1.637cm" presentation:class="title">
          <draw:text-box>
            <text:p>State of the art</text:p>
          </draw:text-box>
        </draw:frame>
        <draw:frame presentation:style-name="pr7" draw:layer="layout" svg:width="23cm" svg:height="12.18cm" svg:x="2.5cm" svg:y="5.7cm" presentation:class="outline">
          <draw:text-box>
            <text:list text:style-name="L2">
              <text:list-item>
                <text:p>Hyviä esimerkkejä: Jens Finnas</text:p>
              </text:list-item>
              <text:list-item>
                <text:p>Tuomas Enbuske</text:p>
              </text:list-item>
              <text:list-item>
                <text:p>Joukkoistaminen: Uusi Suomi Puheenvuoro</text:p>
              </text:list-item>
              <text:list-item>
                <text:p>HSOpen, vaalikonedata. HSnext.</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lyt-paper" presentation:presentation-page-layout-name="AL2T1">
        <draw:frame presentation:style-name="pr4" draw:layer="layout" svg:width="24cm" svg:height="3.506cm" svg:x="2cm" svg:y="1.637cm" presentation:class="title">
          <draw:text-box>
            <text:p>User interaction!</text:p>
          </draw:text-box>
        </draw:frame>
        <draw:frame presentation:style-name="pr5" draw:layer="layout" svg:width="23cm" svg:height="12.18cm" svg:x="2.5cm" svg:y="5.7cm" presentation:class="outline">
          <draw:text-box>
            <text:list text:style-name="L2">
              <text:list-item>
                <text:p>Datajournalismin koukuttavimpia on se että käyttäjä voi itse tehdä.</text:p>
              </text:list-item>
              <text:list-item>
                <text:p>Kokeilu, pelimäisyys → kiinnostavaa.</text:p>
              </text:list-item>
              <text:list-item>
                <text:p>Details on demand, overview, defining parameters.</text:p>
              </text:list-item>
            </text:list>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lyt-paper" presentation:presentation-page-layout-name="AL2T1">
        <draw:frame presentation:style-name="pr4" draw:layer="layout" svg:width="24cm" svg:height="3.506cm" svg:x="2cm" svg:y="1.637cm" presentation:class="title" presentation:placeholder="true">
          <draw:text-box/>
        </draw:frame>
        <draw:frame presentation:style-name="pr5" draw:layer="layout" svg:width="23cm" svg:height="12.18cm" svg:x="2.5cm" svg:y="5.7cm" presentation:class="outline" presentation:placeholder="true">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lyt-paper" presentation:presentation-page-layout-name="AL2T1">
        <draw:frame presentation:style-name="pr4" draw:layer="layout" svg:width="24cm" svg:height="3.506cm" svg:x="2cm" svg:y="1.637cm" presentation:class="title">
          <draw:text-box>
            <text:p>Mitä minä voin tehdä</text:p>
          </draw:text-box>
        </draw:frame>
        <draw:frame presentation:style-name="pr5" draw:text-style-name="P2" draw:layer="layout" svg:width="23cm" svg:height="13.193cm" svg:x="2.5cm" svg:y="5.7cm" presentation:class="outline" presentation:user-transformed="true">
          <draw:text-box>
            <text:list text:style-name="L2">
              <text:list-item>
                <text:p text:style-name="P2"><text:span text:style-name="T1">Ei ole tarkoituksenmukaista osata tehdä kaikkia asioita itse, mutta on tulevaisuudessa oleellista pysyä kehittyvässä maailmassa mukana ja osata kysyä kysymyksiä ja pyytää asioita. Nähdä mikä on mahdollista ja tietää että asioita voi nähdä uusiltakin kanteilta.</text:span></text:p>
              </text:list-item>
              <text:list-item>
                <text:p text:style-name="P2"><text:span text:style-name="T1">Mieti miten paljon koukuttavampaa minkä tahansa journalistisen panoksen kuluttaminen on jos siihen on mahdollista itse vaikuttaa ja ottaa osaa. Mieti jos lukija voi itse vertailla vaalien äänestystulosta selaimessaan helposti ja nähdä itse toisia vaihtoehtoisia näkökulmia dataan kuin sen minkä journalisti on valinnut.</text:span></text:p>
              </text:list-item>
              <text:list-item>
                <text:p text:style-name="P2"><text:span text:style-name="T1"/></text:p>
              </text:list-item>
            </text:list>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aqua1" xlink:href="Pictures/100000000000031A00000253E3C857B3.png" xlink:type="simple" xlink:show="embed" xlink:actuate="onLoad"/>
    <draw:fill-image draw:name="bluetitledown" xlink:href="Pictures/100000000000032000000258217E47D0.png" xlink:type="simple" xlink:show="embed" xlink:actuate="onLoad"/>
    <draw:fill-image draw:name="paper4" xlink:href="Pictures/100000000000032000000258931F8343.png" xlink:type="simple" xlink:show="embed" xlink:actuate="onLoad"/>
    <draw:fill-image draw:name="rectangles3" xlink:href="Pictures/1000000000000320000002581B42268A.png" xlink:type="simple" xlink:show="embed" xlink:actuate="onLoad"/>
    <draw:fill-image draw:name="sunrise_5f_box" draw:display-name="sunrise_box" xlink:href="Pictures/100000000000032000000258EC8EC29B.pn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paper-background" style:family="presentation">
      <style:graphic-properties draw:stroke="none" draw:fill="bitmap" draw:fill-image-name="paper4" style:repeat="stretch"/>
    </style:style>
    <style:style style:name="lyt-paper-backgroundobjects" style:family="presentation">
      <style:graphic-properties draw:shadow="hidden" draw:shadow-offset-x="0.3cm" draw:shadow-offset-y="0.3cm" draw:shadow-color="#808080"/>
    </style:style>
    <style:style style:name="lyt-paper-notes" style:family="presentation">
      <style:graphic-properties draw:stroke="none" draw:fill="none">
        <text:list-style style:name="lyt-pap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paper-outline1" style:family="presentation">
      <style:graphic-properties draw:stroke="none" draw:fill="none">
        <text:list-style style:name="lyt-paper-outline1">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outline2" style:family="presentation" style:parent-style-name="lyt-paper-outline1">
      <style:paragraph-properties fo:margin-left="2.4cm" fo:margin-right="0cm" fo:margin-top="0cm" fo:margin-bottom="0.4cm" fo:text-indent="-0.8cm"/>
      <style:text-properties fo:font-size="28pt" style:font-size-asian="28pt" style:font-size-complex="28pt"/>
    </style:style>
    <style:style style:name="lyt-paper-outline3" style:family="presentation" style:parent-style-name="lyt-paper-outline2">
      <style:paragraph-properties fo:margin-left="3.6cm" fo:margin-right="0cm" fo:margin-top="0cm" fo:margin-bottom="0.3cm" fo:text-indent="-0.6cm"/>
      <style:text-properties fo:font-size="24pt" style:font-size-asian="24pt" style:font-size-complex="24pt"/>
    </style:style>
    <style:style style:name="lyt-paper-outline4" style:family="presentation" style:parent-style-name="lyt-paper-outline3">
      <style:paragraph-properties fo:margin-left="4.8cm" fo:margin-right="0cm" fo:margin-top="0cm" fo:margin-bottom="0.2cm" fo:text-indent="-0.6cm"/>
      <style:text-properties fo:font-size="20pt" style:font-size-asian="20pt" style:font-size-complex="20pt"/>
    </style:style>
    <style:style style:name="lyt-paper-outline5" style:family="presentation" style:parent-style-name="lyt-paper-outline4">
      <style:paragraph-properties fo:margin-left="6cm" fo:margin-right="0cm" fo:margin-top="0cm" fo:margin-bottom="0.1cm" fo:text-indent="-0.6cm"/>
      <style:text-properties fo:font-size="20pt" style:font-size-asian="20pt" style:font-size-complex="20pt"/>
    </style:style>
    <style:style style:name="lyt-paper-outline6" style:family="presentation" style:parent-style-name="lyt-paper-outline5">
      <style:paragraph-properties fo:margin-left="7.2cm" fo:margin-right="0cm" fo:margin-top="0cm" fo:margin-bottom="0.1cm" fo:text-indent="-0.6cm"/>
      <style:text-properties fo:font-size="20pt" style:font-size-asian="20pt" style:font-size-complex="20pt"/>
    </style:style>
    <style:style style:name="lyt-paper-outline7" style:family="presentation" style:parent-style-name="lyt-paper-outline6">
      <style:paragraph-properties fo:margin-left="8.4cm" fo:margin-right="0cm" fo:margin-top="0cm" fo:margin-bottom="0.1cm" fo:text-indent="-0.6cm"/>
      <style:text-properties fo:font-size="20pt" style:font-size-asian="20pt" style:font-size-complex="20pt"/>
    </style:style>
    <style:style style:name="lyt-paper-outline8" style:family="presentation" style:parent-style-name="lyt-paper-outline7">
      <style:paragraph-properties fo:margin-left="9.6cm" fo:margin-right="0cm" fo:margin-top="0cm" fo:margin-bottom="0.1cm" fo:text-indent="-0.6cm"/>
      <style:text-properties fo:font-size="20pt" style:font-size-asian="20pt" style:font-size-complex="20pt"/>
    </style:style>
    <style:style style:name="lyt-paper-outline9" style:family="presentation" style:parent-style-name="lyt-paper-outline8">
      <style:paragraph-properties fo:margin-left="10.8cm" fo:margin-right="0cm" fo:margin-top="0cm" fo:margin-bottom="0.1cm" fo:text-indent="-0.6cm"/>
      <style:text-properties fo:font-size="20pt" style:font-size-asian="20pt" style:font-size-complex="20pt"/>
    </style:style>
    <style:style style:name="lyt-paper-subtitle" style:family="presentation">
      <style:graphic-properties draw:stroke="none" draw:fill="none" draw:textarea-vertical-align="middle">
        <text:list-style style:name="lyt-pap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title" style:family="presentation">
      <style:graphic-properties draw:stroke="none" draw:fill="none" draw:textarea-vertical-align="middle">
        <text:list-style style:name="lyt-pap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6633"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paper4"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paper-backgroundobjects">
      <style:graphic-properties draw:stroke="none" draw:fill="none" draw:fill-color="#ffffff" draw:auto-grow-height="false" fo:min-height="1.449cm"/>
    </style:style>
    <style:style style:name="Mpr5" style:family="presentation" style:parent-style-name="lyt-paper-backgroundobjects">
      <style:graphic-properties draw:stroke="none" draw:fill="none" draw:fill-color="#ffffff" draw:auto-grow-height="false" fo:min-height="1.485cm"/>
    </style:style>
    <style:style style:name="Mpr6" style:family="presentation" style:parent-style-name="lyt-pap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lyt-paper" style:page-layout-name="PM1" draw:style-name="Mdp2">
      <draw:frame presentation:style-name="lyt-paper-title" draw:layer="backgroundobjects" svg:width="24cm" svg:height="3.506cm" svg:x="2cm" svg:y="1.637cm" presentation:class="title" presentation:placeholder="true">
        <draw:text-box/>
      </draw:frame>
      <draw:frame presentation:style-name="lyt-paper-outline1" draw:layer="backgroundobjects" svg:width="23cm" svg:height="12.18cm" svg:x="2.5cm" svg:y="5.7cm" presentation:class="outline" presentation:placeholder="true">
        <draw:text-box/>
      </draw:frame>
      <draw:frame presentation:style-name="Mpr4" draw:text-style-name="MP4" draw:layer="backgroundobjects" svg:width="6.523cm" svg:height="1.448cm" svg:x="2.2cm" svg:y="17.831cm" presentation:class="date-time">
        <draw:text-box>
          <text:p text:style-name="MP4"><text:span text:style-name="MT1"><presentation:date-time/></text:span></text:p>
        </draw:text-box>
      </draw:frame>
      <draw:frame presentation:style-name="Mpr4" draw:text-style-name="MP5" draw:layer="backgroundobjects" svg:width="8.875cm" svg:height="1.448cm" svg:x="9.676cm" svg:y="17.831cm" presentation:class="footer">
        <draw:text-box>
          <text:p text:style-name="MP5"><text:span text:style-name="MT1"><presentation:footer/></text:span></text:p>
        </draw:text-box>
      </draw:frame>
      <draw:frame presentation:style-name="Mpr4" draw:text-style-name="MP6" draw:layer="backgroundobjects" svg:width="6.523cm" svg:height="1.448cm" svg:x="19.476cm" svg:y="17.831cm" presentation:class="page-number">
        <draw:text-box>
          <text:p text:style-name="MP6"><text:span text:style-name="MT1"><text:page-number>&lt;number&gt;</text:page-number></text:span></text:p>
        </draw:text-box>
      </draw:frame>
      <presentation:notes style:page-layout-name="PM0">
        <draw:page-thumbnail presentation:style-name="lyt-paper-title" draw:layer="backgroundobjects" svg:width="14.848cm" svg:height="11.136cm" svg:x="3.075cm" svg:y="2.257cm" presentation:class="page"/>
        <draw:frame presentation:style-name="lyt-paper-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2-24T17:08:43</meta:creation-date>
    <dc:date>2012-02-24T18:58:37</dc:date>
    <meta:editing-duration>PT44M13S</meta:editing-duration>
    <meta:editing-cycles>1</meta:editing-cycles>
    <meta:document-statistic meta:object-count="72"/>
    <meta:generator>LibreOffice/3.5$MacOSX_x86 LibreOffice_project/7e68ba2-a744ebf-1f241b7-c506db1-7d53735</meta:generator>
  </office:meta>
</office:document-meta>
</file>